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e9bd" officeooo:paragraph-rsid="0003e9bd"/>
    </style:style>
    <style:style style:name="P2" style:family="paragraph" style:parent-style-name="Standard">
      <style:paragraph-properties fo:text-align="start" style:justify-single-word="false"/>
      <style:text-properties officeooo:rsid="0003e9bd" officeooo:paragraph-rsid="00058017"/>
    </style:style>
    <style:style style:name="P3" style:family="paragraph" style:parent-style-name="Standard">
      <style:paragraph-properties fo:text-align="start" style:justify-single-word="false"/>
      <style:text-properties officeooo:paragraph-rsid="0003e9bd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5801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41a90" officeooo:paragraph-rsid="00041a9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41a90" officeooo:paragraph-rsid="00058017"/>
    </style:style>
    <style:style style:name="P7" style:family="paragraph" style:parent-style-name="Standard">
      <style:paragraph-properties fo:text-align="start" style:justify-single-word="false"/>
      <style:text-properties officeooo:rsid="00041a90" officeooo:paragraph-rsid="00041a90"/>
    </style:style>
    <style:style style:name="P8" style:family="paragraph" style:parent-style-name="Standard">
      <style:paragraph-properties fo:text-align="start" style:justify-single-word="false"/>
      <style:text-properties officeooo:rsid="00041a90" officeooo:paragraph-rsid="00058017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041a90" officeooo:paragraph-rsid="00058017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06d5bf" officeooo:paragraph-rsid="0006d5bf"/>
    </style:style>
    <style:style style:name="P11" style:family="paragraph" style:parent-style-name="Standard">
      <style:paragraph-properties fo:text-align="start" style:justify-single-word="false"/>
      <style:text-properties officeooo:rsid="0006d5bf" officeooo:paragraph-rsid="0006d5bf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03e9b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6d5bf" officeooo:paragraph-rsid="0007dae6" style:font-weight-asian="bold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normal" officeooo:rsid="0006d5bf" officeooo:paragraph-rsid="0007dae6" style:font-weight-asian="normal" style:font-weight-complex="normal"/>
    </style:style>
    <style:style style:name="T1" style:family="text">
      <style:text-properties officeooo:rsid="0003e9bd"/>
    </style:style>
    <style:style style:name="T2" style:family="text">
      <style:text-properties officeooo:rsid="00041a90"/>
    </style:style>
    <style:style style:name="T3" style:family="text">
      <style:text-properties officeooo:rsid="000580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Краткое описание модулей программы отправки нарушений типа 60</text:span></text:p>
      <text:p text:style-name="P3"/>
      <text:p text:style-name="P1">Du<text:span text:style-name="T2">ploMainWindow </text:span></text:p>
      <text:list xml:id="list3063608979" text:style-name="L1">
        <text:list-item>
          <text:p text:style-name="P5">Запускает <text:s/>_dispatcher <text:s/>(отправщик сообщений)</text:p>
        </text:list-item>
        <text:list-item>
          <text:p text:style-name="P5">Согдает главный виджет, отображающий интерфейс пользователя</text:p>
        </text:list-item>
        <text:list-item>
          <text:p text:style-name="P5">Читает файл настроек, адрес хоста передает Диспетчеру</text:p>
        </text:list-item>
        <text:list-item>
          <text:p text:style-name="P6">данные из выбранной директории передает в <text:span text:style-name="T1">ViolationOrderWidget</text:span></text:p>
        </text:list-item>
      </text:list>
      <text:p text:style-name="P7"/>
      <text:p text:style-name="P2">ViolationOrderWidget </text:p>
      <text:list xml:id="list2800759714" text:style-name="L2">
        <text:list-item>
          <text:p text:style-name="P4">Проверяет валидность данных</text:p>
        </text:list-item>
        <text:list-item>
          <text:p text:style-name="P4"><text:span text:style-name="T3">Формирует данные для отправки</text:span></text:p>
        </text:list-item>
        <text:list-item>
          <text:p text:style-name="P4">записывает данные в БД</text:p>
        </text:list-item>
        <text:list-item>
          <text:p text:style-name="P4">передает Диспетчеру</text:p>
        </text:list-item>
      </text:list>
      <text:p text:style-name="P8"><text:tab/><text:tab/></text:p>
      <text:p text:style-name="P8">Главный виджет</text:p>
      <text:list xml:id="list1991494197" text:style-name="L4">
        <text:list-item>
          <text:p text:style-name="P9">Реализует графический интерфейс пользователя</text:p>
        </text:list-item>
        <text:list-item>
          <text:p text:style-name="P9">Реализует механизм слотов и сигналов (возможность корректировать данные в окне иньтерфейса)</text:p>
        </text:list-item>
        <text:list-item>
          <text:p text:style-name="P9">Запускает Диспетчер</text:p>
          <text:p text:style-name="P9"/>
        </text:list-item>
      </text:list>
      <text:p text:style-name="P8">Диспетчер</text:p>
      <text:list xml:id="list1493045824" text:style-name="L5">
        <text:list-item>
          <text:p text:style-name="P10">Преобразовывает данные из <text:span text:style-name="T1">ViolationOrderWidget в формат </text:span>XML – структура check_in</text:p>
        </text:list-item>
        <text:list-item>
          <text:p text:style-name="P10">Принимает и отправляет log – файлы</text:p>
        </text:list-item>
        <text:list-item>
          <text:p text:style-name="P10">Обрабатывает ошибки передачи</text:p>
        </text:list-item>
      </text:list>
      <text:p text:style-name="P11"/>
      <text:p text:style-name="P13">Возможные улучшения программы</text:p>
      <text:list xml:id="list2154212805" text:style-name="L6">
        <text:list-item>
          <text:p text:style-name="P14">Реализовать групповую отправку всех нарушений из фиксированной директории – убрать основной <text:s/>графический интерфейс (либо изменить)</text:p>
        </text:list-item>
        <text:list-item>
          <text:p text:style-name="P14">Обрабатывать номер полосы в качестве первой цифры в исходных данных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Helvetica" svg:font-family="Helvetica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ba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ba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8T11:33:07.653466642</meta:creation-date>
    <meta:generator>LibreOffice/6.3.3.2.0$Linux_X86_64 LibreOffice_project/30$Build-2</meta:generator>
    <dc:date>2019-12-18T13:01:39.437369565</dc:date>
    <meta:editing-duration>PT25M11S</meta:editing-duration>
    <meta:editing-cycles>2</meta:editing-cycles>
    <meta:document-statistic meta:table-count="0" meta:image-count="0" meta:object-count="0" meta:page-count="1" meta:paragraph-count="24" meta:word-count="128" meta:character-count="980" meta:non-whitespace-character-count="881"/>
  </office:meta>
</office:document-meta>
</file>